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23" style:family="table-cell" style:parent-style-name="Default" style:data-style-name="N11">
      <style:table-cell-properties fo:background-color="#729fcf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ext-properties fo:color="#c9211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29" style:family="table-cell" style:parent-style-name="Default" style:data-style-name="N104">
      <style:table-cell-properties fo:background-color="#729fcf"/>
    </style:style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color="#c9211e"/>
    </style:style>
    <style:style style:name="ce40" style:family="table-cell" style:parent-style-name="Default"/>
    <style:style style:name="ce4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7" style:family="table-cell" style:parent-style-name="Default">
      <style:text-properties style:font-name="Liberation Mon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rev1.K2">
          <table:error-message table:message-type="stop" table:display="true"/>
        </table:content-validation>
      </table:content-validations>
      <table:table table:name="re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24"/>
        <table:table-column table:style-name="co6" table:default-cell-style-name="ce30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office:value-type="string" calcext:value-type="string">
            <text:p>Alternative</text:p>
          </table:table-cell>
          <table:table-cell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2] * [.F2]) * (1 + [.G2])" office:value-type="currency" office:currency="GBP" office:value="18.864" calcext:value-type="currency">
            <text:p>£18.86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3] * [.F3]) * (1 + [.G3])" office:value-type="currency" office:currency="GBP" office:value="7.788" calcext:value-type="currency">
            <text:p>£7.79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4] * [.F4]) * (1 + [.G4])" office:value-type="currency" office:currency="GBP" office:value="1.872" calcext:value-type="currency">
            <text:p>£1.87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Accu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5] * [.F5]) * (1 + [.G5])" office:value-type="currency" office:currency="GBP" office:value="31.104" calcext:value-type="currency">
            <text:p>£31.10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6] * [.F6]) * (1 + [.G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41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7] * [.F7]) * (1 + [.G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8] * [.F8]) * (1 + [.G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9] * [.F9]) * (1 + [.G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10] * [.F10]) * (1 + [.G10])" office:value-type="currency" office:currency="GBP" office:value="16.38" calcext:value-type="currency">
            <text:p>£16.38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R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1</text:p>
          </table:table-cell>
          <table:table-cell table:style-name="ce13" office:value-type="string" calcext:value-type="string">
            <text:p>exoskeleton base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1] * [.F11]) * (1 + [.G11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8" table:number-columns-repeated="3"/>
          <table:table-cell/>
          <table:table-cell table:style-name="ce18" table:number-columns-repeated="2"/>
          <table:table-cell table:number-columns-repeated="4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3</text:p>
          </table:table-cell>
          <table:table-cell table:style-name="ce7" office:value-type="string" calcext:value-type="string">
            <text:p>20 x 40 mm side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3] * [.F13]) * (1 + [.G13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4</text:p>
          </table:table-cell>
          <table:table-cell table:style-name="ce13" office:value-type="string" calcext:value-type="string">
            <text:p>chamber lid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4] * [.F14]) * (1 + [.G1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5</text:p>
          </table:table-cell>
          <table:table-cell table:style-name="ce13" office:value-type="string" calcext:value-type="string">
            <text:p>chamber brick retainer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5] * [.F15]) * (1 + [.G1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<text:a xlink:href="https://www.screwfix.com/p/stretcher-plates-zinc-plated-38mm-x-28mm-x-25mm-10-pack/12920" xlink:type="simple">https://www.screwfix.com/p/stretcher-plates-zinc-plated-38mm-x-28mm-x-25mm-10-pack/12920</text:a></text:span></text:p>
          </table:table-cell>
          <table:table-cell office:value-type="string" calcext:value-type="string">
            <text:p><text:a xlink:href="https://www.screwfix.com/p/large-angle-shrinkages-zinc-plated-48mm-x-25mm-x-1-6mm-10-pack/43326#product_additional_details_container" xlink:type="simple">https://www.screwfix.com/p/large-angle-shrinkages-zinc-plated-48mm-x-25mm-x-1-6mm-10-pack/43326#product_additional_details_container</text:a></text:p>
          </table:table-cell>
        </table:table-row>
        <table:table-row table:style-name="ro1">
          <table:table-cell table:style-name="ce7" office:value-type="string" calcext:value-type="string">
            <text:p>300_006</text:p>
          </table:table-cell>
          <table:table-cell table:style-name="ce7" office:value-type="string" calcext:value-type="string">
            <text:p>T-slot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6] * [.F16]) * (1 + [.G16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7</text:p>
          </table:table-cell>
          <table:table-cell table:style-name="ce13" office:value-type="string" calcext:value-type="string">
            <text:p>ring elbow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7] * [.F17]) * (1 + [.G17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8</text:p>
          </table:table-cell>
          <table:table-cell table:style-name="ce7" office:value-type="string" calcext:value-type="string">
            <text:p>20 x 20 mm profile 5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8] * [.F18]) * (1 + [.G18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6</text:p>
          </table:table-cell>
          <table:table-cell table:style-name="ce13" office:value-type="string" calcext:value-type="string">
            <text:p>lower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9] * [.F19]) * (1 + [.G19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7</text:p>
          </table:table-cell>
          <table:table-cell table:style-name="ce13" office:value-type="string" calcext:value-type="string">
            <text:p>lower front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0] * [.F20]) * (1 + [.G20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8</text:p>
          </table:table-cell>
          <table:table-cell table:style-name="ce13" office:value-type="string" calcext:value-type="string">
            <text:p>lower PSU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1] * [.F21]) * (1 + [.G21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2</text:p>
          </table:table-cell>
          <table:table-cell table:style-name="ce13" office:value-type="string" calcext:value-type="string">
            <text:p>frame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2] * [.F22]) * (1 + [.G22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13</text:p>
          </table:table-cell>
          <table:table-cell table:style-name="ce7" office:value-type="string" calcext:value-type="string">
            <text:p>lid hinge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9" office:value-type="percentage" office:value="0.2" calcext:value-type="percentage">
            <text:p>20.00%</text:p>
          </table:table-cell>
          <table:table-cell table:style-name="ce11" table:formula="of:= ([.E23] * [.F23]) * (1 + [.G23])" office:value-type="currency" office:currency="GBP" office:value="0" calcext:value-type="currency">
            <text:p>£0.00</text:p>
          </table:table-cell>
          <table:table-cell table:style-name="ce7" office:value-type="string" calcext:value-type="string">
            <text:p>UK</text:p>
          </table:table-cell>
          <table:table-cell table:style-name="ce7"/>
          <table:table-cell table:style-name="Default"/>
          <table:table-cell table:content-validation-name="val1" office:value-type="string" calcext:value-type="string">
            <text:p>Receiv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4</text:p>
          </table:table-cell>
          <table:table-cell table:style-name="ce13" office:value-type="string" calcext:value-type="string">
            <text:p>lid half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4] * [.F24]) * (1 + [.G2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5</text:p>
          </table:table-cell>
          <table:table-cell table:style-name="ce13" office:value-type="string" calcext:value-type="string">
            <text:p>lid cap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5] * [.F25]) * (1 + [.G2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6</text:p>
          </table:table-cell>
          <table:table-cell table:style-name="ce16" office:value-type="string" calcext:value-type="string">
            <text:p>upper base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6] * [.F26]) * (1 + [.G26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_017</text:p>
          </table:table-cell>
          <table:table-cell office:value-type="string" calcext:value-type="string">
            <text:p>upper handle pane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percentage" office:value="0.2" calcext:value-type="percentage">
            <text:p>20.00%</text:p>
          </table:table-cell>
          <table:table-cell table:style-name="ce4" table:formula="of:= ([.E27] * [.F27]) * (1 + [.G27])" office:value-type="string" office:string-value="" calcext:value-type="error">
            <text:p>#VALUE!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8</text:p>
          </table:table-cell>
          <table:table-cell table:style-name="ce16" office:value-type="string" calcext:value-type="string">
            <text:p>upper lid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8] * [.F28]) * (1 + [.G28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 table:number-rows-repeated="24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table:table-row table:style-name="ro1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calcext:conditional-formats>
          <calcext:conditional-format calcext:target-range-address="rev1.M2:rev1.M53">
            <calcext:condition calcext:apply-style-name="Bad" calcext:value="contains-text(&quot;not&quot;)" calcext:base-cell-address="rev1.M2"/>
          </calcext:conditional-format>
          <calcext:conditional-format calcext:target-range-address="rev1.M2:rev1.M53">
            <calcext:condition calcext:apply-style-name="Neutral" calcext:value="contains-text(&quot;ordered&quot;`)" calcext:base-cell-address="rev1.M2"/>
          </calcext:conditional-format>
          <calcext:conditional-format calcext:target-range-address="rev1.M2:rev1.M53">
            <calcext:condition calcext:apply-style-name="Good" calcext:value="contains-text(&quot;received&quot;)" calcext:base-cell-address="rev1.M2"/>
          </calcext:conditional-format>
          <calcext:conditional-format calcext:target-range-address="rev1.M2:rev1.M53">
            <calcext:condition calcext:apply-style-name="Warning" calcext:value="contains-text(&quot;cancelled&quot;)" calcext:base-cell-address="rev1.M2"/>
          </calcext:conditional-format>
        </calcext:conditional-formats>
      </table:table>
      <table:table table:name="rev2" table:style-name="ta1">
        <table:table-column table:style-name="co13" table:default-cell-style-name="ce4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47"/>
        <table:table-column table:style-name="co3" table:default-cell-style-name="Default"/>
        <table:table-row table:style-name="ro1">
          <table:table-cell table:style-name="ce44" office:value-type="string" calcext:value-type="string">
            <text:p>Part 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Category</text:p>
          </table:table-cell>
          <table:table-cell table:style-name="ce44" office:value-type="string" calcext:value-type="string">
            <text:p>Material</text:p>
          </table:table-cell>
          <table:table-cell table:style-name="ce44" office:value-type="string" calcext:value-type="string">
            <text:p>Manufacture Process</text:p>
          </table:table-cell>
          <table:table-cell table:style-name="ce44" office:value-type="string" calcext:value-type="string">
            <text:p>Mass (kg)</text:p>
          </table:table-cell>
          <table:table-cell table:style-name="ce44" office:value-type="string" calcext:value-type="string">
            <text:p>Latest Version</text:p>
          </table:table-cell>
          <table:table-cell table:style-name="ce44"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OCT-CHBRK-AA</text:p>
          </table:table-cell>
          <table:table-cell office:value-type="string" calcext:value-type="string">
            <text:p>chamber wall brick – defaul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7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T-CHBRK-BA</text:p>
          </table:table-cell>
          <table:table-cell office:value-type="string" calcext:value-type="string">
            <text:p>chamber wall brick – power 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7"/>
          <table:table-cell office:value-type="string" calcext:value-type="string">
            <text:p>BA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CT-CHBAS-AA</text:p>
          </table:table-cell>
          <table:table-cell office:value-type="string" calcext:value-type="string">
            <text:p>chamber base brick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7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-FRPLC-AA</text:p>
          </table:table-cell>
          <table:table-cell office:value-type="string" calcext:value-type="string">
            <text:p>frame plate – chambe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7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-FRPLB-AA</text:p>
          </table:table-cell>
          <table:table-cell office:value-type="string" calcext:value-type="string">
            <text:p>frame plate –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7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-CHBRA-AA</text:p>
          </table:table-cell>
          <table:table-cell office:value-type="string" calcext:value-type="string">
            <text:p>chamber bra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7"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CT-FREXT-UA</text:p>
          </table:table-cell>
          <table:table-cell office:value-type="string" calcext:value-type="string">
            <text:p>frame upper ring section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mitre saw</text:p>
          </table:table-cell>
          <table:table-cell table:style-name="ce7"/>
          <table:table-cell office:value-type="string" calcext:value-type="string">
            <text:p>UA</text:p>
          </table:table-cell>
          <table:table-cell table:style-name="ce4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CT-FREXT-LA</text:p>
          </table:table-cell>
          <table:table-cell office:value-type="string" calcext:value-type="string">
            <text:p>chamber frame extrusion – lowe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mitre saw</text:p>
          </table:table-cell>
          <table:table-cell table:style-name="ce7"/>
          <table:table-cell office:value-type="string" calcext:value-type="string">
            <text:p>LA</text:p>
          </table:table-cell>
          <table:table-cell table:style-name="ce4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CT-LVBRC-AA</text:p>
          </table:table-cell>
          <table:table-cell office:value-type="string" calcext:value-type="string">
            <text:p>lower chamber vertical bra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7"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CT-LFPNL-AA</text:p>
          </table:table-cell>
          <table:table-cell office:value-type="string" calcext:value-type="string">
            <text:p>lower chamber frame panel – defaul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7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T-LFPNL-FA</text:p>
          </table:table-cell>
          <table:table-cell office:value-type="string" calcext:value-type="string">
            <text:p>lower chamber frame panel – fron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7"/>
          <table:table-cell office:value-type="string" calcext:value-type="string">
            <text:p>F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-LFPNL-PA</text:p>
          </table:table-cell>
          <table:table-cell office:value-type="string" calcext:value-type="string">
            <text:p>lower chamber frame panel – PSU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7"/>
          <table:table-cell office:value-type="string" calcext:value-type="string">
            <text:p>P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-UFPNL-AA</text:p>
          </table:table-cell>
          <table:table-cell office:value-type="string" calcext:value-type="string">
            <text:p>upper frame panel –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7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T-CHTOP-AA</text:p>
          </table:table-cell>
          <table:table-cell office:value-type="string" calcext:value-type="string">
            <text:p>chamber top panel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</text:p>
          </table:table-cell>
          <table:table-cell table:style-name="ce7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-LIDFR-AA</text:p>
          </table:table-cell>
          <table:table-cell office:value-type="string" calcext:value-type="string">
            <text:p>chamfer lid fram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-LIDBR-AA</text:p>
          </table:table-cell>
          <table:table-cell office:value-type="string" calcext:value-type="string">
            <text:p>chamber lid brick,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T-LIDBR-BA</text:p>
          </table:table-cell>
          <table:table-cell office:value-type="string" calcext:value-type="string">
            <text:p>chamber lid brick, handle clearan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, drill</text:p>
          </table:table-cell>
          <table:table-cell/>
          <table:table-cell office:value-type="string" calcext:value-type="string">
            <text:p>B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-LIDBR-CA</text:p>
          </table:table-cell>
          <table:table-cell office:value-type="string" calcext:value-type="string">
            <text:p>chamber lid brick, hinge clearan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, drill</text:p>
          </table:table-cell>
          <table:table-cell/>
          <table:table-cell office:value-type="string" calcext:value-type="string">
            <text:p>C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 table:number-rows-repeated="19">
          <table:table-cell table:number-columns-repeated="2"/>
          <table:table-cell table:style-name="ce47"/>
          <table:table-cell table:number-columns-repeated="4"/>
          <table:table-cell table:style-name="ce47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5"/>
        </table:table-row>
        <table:table-row table:style-name="ro1" table:number-rows-repeated="33">
          <table:table-cell table:number-columns-repeated="8"/>
        </table:table-row>
        <table:table-row table:style-name="ro1" table:number-rows-repeated="7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20:14:13.3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20:53:01.325000000</meta:creation-date>
    <dc:date>2024-12-13T22:15:44.377000000</dc:date>
    <meta:editing-duration>P1DT1H20M18S</meta:editing-duration>
    <meta:editing-cycles>79</meta:editing-cycles>
    <meta:generator>LibreOffice/24.2.4.2$Windows_X86_64 LibreOffice_project/51a6219feb6075d9a4c46691dcfe0cd9c4fff3c2</meta:generator>
    <meta:document-statistic meta:table-count="2" meta:cell-count="457" meta:object-count="0"/>
  </office:meta>
</office:document-meta>
</file>